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list-style-name="L2">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ID MODERNIZATION OF JAVA APPLICATIONS</text:p>
      <text:p text:style-name="P6"/>
      <text:p text:style-name="P1">En la medida que las empresas adoptan las diversas tendencias tecnologicas emergentes, es necesario abordar algunos desafios especificos. Algunos de estos desafios claves que enfrentan las empresas hoy son:</text:p>
      <text:p text:style-name="P1"/>
      <text:list xml:id="list8697005617084230143" text:style-name="L1">
        <text:list-item>
          <text:p text:style-name="P2">Reduccion del costo total de propiedad</text:p>
        </text:list-item>
        <text:list-item>
          <text:p text:style-name="P2">Adaptacion de sistemas IT heredados a arquitecturas orientadas a servicios y plaformas agiles para satisfacer <text:s/>las crecientes demandas comerciales.</text:p>
        </text:list-item>
        <text:list-item>
          <text:p text:style-name="P2">Complejidad de integracion y codigo espagetti, dificultando la interoperabilidad de las aplicaciones.</text:p>
        </text:list-item>
        <text:list-item>
          <text:p text:style-name="P2">Preocupaciones de seguridad</text:p>
        </text:list-item>
        <text:list-item>
          <text:p text:style-name="P2">rendimiento y escalabilidad</text:p>
        </text:list-item>
      </text:list>
      <text:p text:style-name="P1"/>
      <text:p text:style-name="P1">No se trata simplemente de recompilar el codigo base existente en una nueva version del compilador o ejecutar codigo base en una moderna JVM. Para modernizarse realmente un app debe modificarse con nuevas caracteristicas y mejoras proporcionadas por la nueva version. Lo cual implica cambios de codigo de simple a complejo o incluso reingenieria de la base de codigo existente, con muchas app y cientos de lineas de codigo, el trabajo no es trivial</text:p>
      <text:p text:style-name="P1"/>
      <text:p text:style-name="P3">Rendimiento y Escalabilidad</text:p>
      <text:p text:style-name="P3"/>
      <text:p text:style-name="P4">La escalabilidad es la capacidad de un sistema para responder a la misma manera cuando la carga aumenta. Por ejemplo, si el numero de solicitudes aumenta en 10 veces ¿como respondera el sistema? Si no hay diferencia percibida, el sistema ha escalado para soportar el aumento de diez veces en la solicitud.</text:p>
      <text:p text:style-name="P4"/>
      <text:p text:style-name="P4">El rendimiento es la capacidad del sistema de mantener su tiempo de respuesta cuando se carga adicionalmente los recuersos del sistema. Los recursos a disposicion del sistema incluyen la cantidad de nodos del CPU, almacenamiento, E/S, memoria, etc</text:p>
      <text:p text:style-name="P4"/>
      <text:p text:style-name="P4">Ningun sistema es infinitamente escalable. Lo importante es entender el punto de ruptura para su propia arquitectura de aplicaciones. Si una empresa necesita garantizar tiempos de respuestas de 200 milisegundos y espera 100000 solicitudes por segundo entonces el service level agreement debe cumplirse </text:p>
      <text:p text:style-name="P4"/>
      <text:p text:style-name="P4">Los problemas tipicos de rendimiento y escalabilidad en aplicaciones Java se puede atribuir a algunas areas claves:</text:p>
      <text:p text:style-name="P4"/>
      <text:list xml:id="list2074436400267122851" text:style-name="L2">
        <text:list-item>
          <text:p text:style-name="P5">Pobre capacidad de planificacion y estimacion de carga de trabajo</text:p>
        </text:list-item>
        <text:list-item>
          <text:p text:style-name="P5">Falta de manejo del garbage collector.</text:p>
        </text:list-item>
        <text:list-item>
          <text:p text:style-name="P5">Bajo rendimiento del sistema de base de datos</text:p>
        </text:list-item>
        <text:list-item>
          <text:p text:style-name="P5">perdidas de memoria.</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21:37:17.49</meta:creation-date>
    <dc:date>2017-12-31T23:13:04.80</dc:date>
    <dc:creator>cv </dc:creator>
    <meta:editing-duration>PT4H11M20S</meta:editing-duration>
    <meta:editing-cycles>2</meta:editing-cycles>
    <meta:generator>OpenOffice/4.1.4$Win32 OpenOffice.org_project/414m5$Build-9788</meta:generator>
    <meta:document-statistic meta:table-count="0" meta:image-count="0" meta:object-count="0" meta:page-count="1" meta:paragraph-count="17" meta:word-count="340" meta:character-count="2207"/>
  </office:meta>
</office:document-meta>
</file>